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2" svg:font-family="'Trebuchet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b2b2b2"/>
      <style:paragraph-properties style:line-height-at-least="0.176cm" fo:text-align="center"/>
      <style:text-properties style:font-name="Liberation Serif1" fo:font-size="32pt" style:font-size-asian="32pt" style:font-size-complex="32pt"/>
    </style:style>
    <style:style style:name="P4" style:family="paragraph">
      <loext:graphic-properties draw:fill="solid" draw:fill-color="#b2b2b2"/>
      <style:paragraph-properties fo:text-align="center"/>
      <style:text-properties style:font-name="Liberation Sans1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cm" svg:y="3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cm" svg:y="4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2cm" svg:y="7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7cm" svg:y="8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6cm" svg:y="6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8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9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3cm" svg:y="5cm">
          <text:p><text:span text:style-name="T1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3cm" svg:y="3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cm" svg:height="1cm" svg:x="4cm" svg:y="2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cm" svg:height="1cm" svg:x="8cm" svg:y="2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cm" svg:height="1cm" svg:x="5cm" svg:y="1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cm" svg:height="8cm" svg:x="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3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4cm" svg:y="4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8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7cm" svg:y="5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5cm" svg:y="1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8cm" svg:y="4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cm" svg:y="7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2cm" svg:y="8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8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6cm" svg:y="7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5cm" svg:y="6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7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2cm" svg:y="5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1cm" svg:y="6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8cm" svg:y="3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1cm" svg:x="13cm" svg:y="2cm">
          <text:p><text:span text:style-name="T2">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17cm" svg:y="2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14cm" svg:y="1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cm" svg:height="8cm" svg:x="1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2" svg:font-family="'Trebuchet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2" fo:font-family="'Trebuchet MS'" style:font-family-generic="swiss" fo:font-size="16pt" fo:font-style="normal" style:text-underline-style="none" fo:font-weight="normal" style:font-name-asian="Trebuchet MS2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2" fo:font-family="'Trebuchet MS'" style:font-family-generic="swiss" fo:font-size="13pt" fo:font-style="normal" style:text-underline-style="none" fo:font-weight="bold" style:font-name-asian="Trebuchet MS2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2pt" fo:font-style="normal" style:text-underline-style="none" fo:font-weight="bold" style:font-name-asian="Trebuchet MS2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solid" style:text-underline-width="auto" style:text-underline-color="font-color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8:23:15.521276163</meta:creation-date>
    <dc:date>2015-09-19T16:23:37.783359852</dc:date>
    <meta:editing-duration>PT4M3S</meta:editing-duration>
    <meta:editing-cycles>2</meta:editing-cycles>
    <meta:generator>LibreOffice/4.4.5.2$Linux_X86_64 LibreOffice_project/40$Build-2</meta:generator>
    <meta:document-statistic meta:object-count="130"/>
  </office:meta>
</office:document-meta>
</file>